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6.214cm"/>
    </style:style>
    <style:style style:name="co7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fo:language="en" fo:country="US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>
            <text:p>[titre]</text:p>
          </table:table-cell>
          <table:table-cell table:number-columns-repeated="5"/>
        </table:table-row>
        <table:table-row table:style-name="ro1">
          <table:table-cell office:value-type="string">
            <text:p>Document généré le [onshow..now;frm='dd/mm/yyyy à hh:nn:ss']</text:p>
          </table:table-cell>
          <table:table-cell table:number-columns-repeated="5"/>
        </table:table-row>
        <table:table-row table:style-name="ro1">
          <table:table-cell office:value-type="string">
            <text:p>Total élèves [eleve_count]</text:p>
          </table:table-cell>
          <table:table-cell office:value-type="string">
            <text:p>[eleve_count]</text:p>
          </table:table-cell>
          <table:table-cell/>
          <table:table-cell office:value-type="string">
            <text:p>[nb_demijournees]</text:p>
          </table:table-cell>
          <table:table-cell office:value-type="string">
            <text:p>[nb_nonjustifiees]</text:p>
          </table:table-cell>
          <table:table-cell office:value-type="string">
            <text:p>[nb_retards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Classe</text:p>
          </table:table-cell>
          <table:table-cell table:style-name="ce1" office:value-type="string">
            <text:p>Nbre de demi-journées d'absence<text:tab/></text:p>
          </table:table-cell>
          <table:table-cell table:style-name="ce1" office:value-type="string">
            <text:p>Non Justifiées</text:p>
          </table:table-cell>
          <table:table-cell table:style-name="ce1" office:value-type="string">
            <text:p>Nbre de retards</text:p>
          </table:table-cell>
        </table:table-row>
        <table:table-row table:style-name="ro1">
          <table:table-cell table:style-name="ce2" office:value-type="string">
            <text:p>[eleve_col.eleve.getNom;block=table:table-row]</text:p>
          </table:table-cell>
          <table:table-cell table:style-name="ce3" office:value-type="string">
            <text:p>[eleve_col.eleve.getPrenom]</text:p>
          </table:table-cell>
          <table:table-cell table:style-name="ce3" office:value-type="string">
            <text:p>[eleve_col.eleve.getClasseNom]</text:p>
          </table:table-cell>
          <table:table-cell table:style-name="ce4" office:value-type="string">
            <text:p>[eleve_col.getDemiJourneesAbsencePreRempli;ope=odsNum]</text:p>
          </table:table-cell>
          <table:table-cell table:style-name="ce4" office:value-type="string">
            <text:p>[eleve_col.getDemiJourneesNonJustifieesPreRempli;ope=odsNum]</text:p>
          </table:table-cell>
          <table:table-cell table:style-name="ce4" office:value-type="string">
            <text:p>[eleve_col.getRetardsPreRempli;ope=odsNum]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8">18/08/2011</text:date>, <text:time>15:5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9-10-28T22:20:28</meta:creation-date>
    <dc:date>2011-08-18T15:54:58.21</dc:date>
    <meta:editing-cycles>54</meta:editing-cycles>
    <meta:editing-duration>PT01H53M17S</meta:editing-duration>
    <dc:creator>didier blanqui</dc:creator>
    <meta:document-statistic meta:table-count="2" meta:cell-count="20" meta:object-count="0"/>
    <meta:user-defined meta:name="Info 1"/>
    <meta:user-defined meta:name="Info 2"/>
    <meta:user-defined meta:name="Info 3"/>
    <meta:user-defined meta:name="Info 4"/>
  </office:meta>
</office:document-meta>
</file>